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e342" officeooo:paragraph-rsid="000ee342"/>
    </style:style>
    <style:style style:name="P2" style:family="paragraph" style:parent-style-name="Standard">
      <style:text-properties officeooo:rsid="000ee342" officeooo:paragraph-rsid="00115628"/>
    </style:style>
    <style:style style:name="P3" style:family="paragraph" style:parent-style-name="Standard">
      <style:text-properties officeooo:rsid="000ee342" officeooo:paragraph-rsid="00140a80"/>
    </style:style>
    <style:style style:name="P4" style:family="paragraph" style:parent-style-name="Standard">
      <style:text-properties officeooo:rsid="000f408b" officeooo:paragraph-rsid="000f408b"/>
    </style:style>
    <style:style style:name="P5" style:family="paragraph" style:parent-style-name="Standard">
      <style:text-properties officeooo:rsid="000f408b" officeooo:paragraph-rsid="00115628"/>
    </style:style>
    <style:style style:name="P6" style:family="paragraph" style:parent-style-name="Standard">
      <style:text-properties officeooo:rsid="00115628" officeooo:paragraph-rsid="00140a80"/>
    </style:style>
    <style:style style:name="P7" style:family="paragraph" style:parent-style-name="Standard">
      <style:text-properties officeooo:rsid="0012636b" officeooo:paragraph-rsid="0012636b"/>
    </style:style>
    <style:style style:name="P8" style:family="paragraph" style:parent-style-name="Standard">
      <style:text-properties officeooo:rsid="00132ab5" officeooo:paragraph-rsid="00132ab5"/>
    </style:style>
    <style:style style:name="P9" style:family="paragraph" style:parent-style-name="Standard">
      <style:text-properties officeooo:rsid="0012636b" officeooo:paragraph-rsid="0012636b" fo:background-color="transparent"/>
    </style:style>
    <style:style style:name="P10" style:family="paragraph" style:parent-style-name="Standard">
      <style:text-properties officeooo:rsid="00115628" officeooo:paragraph-rsid="00115628"/>
    </style:style>
    <style:style style:name="P11" style:family="paragraph" style:parent-style-name="Standard">
      <style:text-properties officeooo:rsid="0016adad" officeooo:paragraph-rsid="0012636b" fo:background-color="#ffffff"/>
    </style:style>
    <style:style style:name="P12" style:family="paragraph" style:parent-style-name="Standard">
      <style:text-properties officeooo:rsid="0016adad" officeooo:paragraph-rsid="0016adad" fo:background-color="#ffffff"/>
    </style:style>
    <style:style style:name="T1" style:family="text">
      <style:text-properties officeooo:rsid="000f408b"/>
    </style:style>
    <style:style style:name="T2" style:family="text">
      <style:text-properties officeooo:rsid="00113cb0"/>
    </style:style>
    <style:style style:name="T3" style:family="text">
      <style:text-properties officeooo:rsid="00115628"/>
    </style:style>
    <style:style style:name="T4" style:family="text">
      <style:text-properties officeooo:rsid="0012636b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16adad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ssoa</text:p>
      <text:p text:style-name="P1">- Nome</text:p>
      <text:p text:style-name="P1">- Nome Social</text:p>
      <text:p text:style-name="P1">- Data de nascimento</text:p>
      <text:p text:style-name="P1">- sexo</text:p>
      <text:p text:style-name="P1">- cpf</text:p>
      <text:p text:style-name="P1">- <text:span text:style-name="T1">D</text:span>ata de cadastro</text:p>
      <text:p text:style-name="P1">- Numero de cadastro</text:p>
      <text:p text:style-name="P2">- Status (ativo/inativo)</text:p>
      <text:p text:style-name="P2"><text:s text:c="4"/>- <text:span text:style-name="T3">M</text:span>otivo <text:span text:style-name="T3">Inativo</text:span></text:p>
      <text:p text:style-name="P2"><text:s text:c="4"/>- <text:span text:style-name="T3">Motivo outros</text:span></text:p>
      <text:p text:style-name="P2">- RG</text:p>
      <text:p text:style-name="P2">- Org<text:span text:style-name="T3">ã</text:span>o emissor</text:p>
      <text:p text:style-name="P1">- Email</text:p>
      <text:p text:style-name="P1">- Telefone</text:p>
      <text:p text:style-name="P1">- Endereço</text:p>
      <text:p text:style-name="P3"><text:tab/>-<text:span text:style-name="T3"> Numero</text:span></text:p>
      <text:p text:style-name="P6"><text:tab/>- <text:span text:style-name="T4">Complemento</text:span></text:p>
      <text:p text:style-name="P1"/>
      <text:p text:style-name="P1">Email</text:p>
      <text:p text:style-name="P1">- Endereço</text:p>
      <text:p text:style-name="P1">- <text:span text:style-name="T1">Numero de cadastro</text:span></text:p>
      <text:p text:style-name="P1"/>
      <text:p text:style-name="P4">Telefone</text:p>
      <text:p text:style-name="P4">- DDD</text:p>
      <text:p text:style-name="P4">- Numero</text:p>
      <text:p text:style-name="P4">- Observação</text:p>
      <text:p text:style-name="P4"/>
      <text:p text:style-name="P4">TipoTelefone</text:p>
      <text:p text:style-name="P4">-Ex: residencial, trabalho, vizinho</text:p>
      <text:p text:style-name="P4"/>
      <text:p text:style-name="P4">Usuário → Pessoa</text:p>
      <text:p text:style-name="P4">- N do prontuario</text:p>
      <text:p text:style-name="P4">- <text:span text:style-name="T2">CNS</text:span></text:p>
      <text:p text:style-name="P4">- <text:span text:style-name="T2">Nome da mãe</text:span></text:p>
      <text:p text:style-name="P4">- <text:span text:style-name="T2">Cor/raça (Branca, negra, amarela, parda, indigena, sem informação)</text:span></text:p>
      <text:p text:style-name="P4">- <text:span text:style-name="T2">Etnia</text:span></text:p>
      <text:p text:style-name="P4">- <text:span text:style-name="T3">Escolaridade</text:span></text:p>
      <text:p text:style-name="P5">- <text:span text:style-name="T3">Profissão do usuário</text:span></text:p>
      <text:p text:style-name="P10">- Status Profissão</text:p>
      <text:p text:style-name="P5"/>
      <text:p text:style-name="P7">Cuidador → Pessoa</text:p>
      <text:p text:style-name="P9"><text:span text:style-name="T5">- </text:span><text:span text:style-name="T6">Vínculo (pai, mãe, filho, esposa, neto, outro…)</text:span></text:p>
      <text:p text:style-name="P11"/>
      <text:p text:style-name="P12">Vínculo</text:p>
      <text:p text:style-name="P12">- Tipo (pai, mãe, filho, esposa, neto, outro…)</text:p>
      <text:p text:style-name="P12"/>
      <text:p text:style-name="P7"/>
      <text:p text:style-name="P8">CEP</text:p>
      <text:p text:style-name="P8">- Tipo Logradouro</text:p>
      <text:p text:style-name="P8">- Logradouro</text:p>
      <text:p text:style-name="P8">- Bairro</text:p>
      <text:p text:style-name="P8"><text:soft-page-break/>- Cidade</text:p>
      <text:p text:style-name="P8">- Est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9:25:39.427918493</meta:creation-date>
    <dc:date>2016-10-30T14:23:45.262452971</dc:date>
    <meta:editing-duration>PT40M45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46" meta:word-count="130" meta:character-count="696" meta:non-whitespace-character-count="602"/>
  </office:meta>
</office:document-meta>
</file>